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VarsayılanParagrafYazıTipi" style:family="text">
      <style:text-properties fo:background-color="#FFFFFF"/>
    </style:style>
    <style:style style:name="T3" style:parent-style-name="VarsayılanParagrafYazıTipi" style:family="text">
      <style:text-properties fo:background-color="#FFFFFF"/>
    </style:style>
    <style:style style:name="T4" style:parent-style-name="VarsayılanParagrafYazıTipi" style:family="text">
      <style:text-properties fo:background-color="#FFFFFF"/>
    </style:style>
    <style:style style:name="T5" style:parent-style-name="VarsayılanParagrafYazıTipi" style:family="text">
      <style:text-properties fo:background-color="#FFFFFF"/>
    </style:style>
    <style:style style:name="P6" style:parent-style-name="Standard" style:family="paragraph">
      <style:text-properties fo:background-color="#FFF200"/>
    </style:style>
    <style:style style:name="T7" style:parent-style-name="VarsayılanParagrafYazıTipi" style:family="text">
      <style:text-properties fo:background-color="#FFF200"/>
    </style:style>
  </office:automatic-styles>
  <office:body>
    <office:text text:use-soft-page-breaks="true">
      <text:p text:style-name="P1"><text:span text:style-name="T2">&lt;program&gt; ::=<text:s/></text:span><text:span text:style-name="T3">begin<text:s/></text:span><text:span text:style-name="T4">&lt;stmts&gt;</text:span><text:span text:style-name="T5"><text:s/>end</text:span></text:p>
      <text:p text:style-name="Standard"/>
      <text:p text:style-name="Standard">&lt;stmts&gt; ::= &lt;stmt&gt;<text:s/>| &lt;stmt&gt;<text:s/>&lt;stmts&gt;<text:s/>| &lt;comment&gt;<text:s/>&lt;stmts&gt;<text:s/>| &lt;comment&gt;</text:p>
      <text:p text:style-name="Standard"/>
      <text:p text:style-name="Standard">&lt;stmt&gt; ::= &lt;assn_stmt&gt; | &lt;if_stmt&gt; | &lt;do_while_stmt&gt; |</text:p>
      <text:p text:style-name="Standard"><text:tab/><text:s text:c="5"/>&lt;for_stmt&gt; | &lt;return_stmt&gt; | &lt;while_stmt&gt; |</text:p>
      <text:p text:style-name="Standard"><text:tab/><text:s text:c="5"/>&lt;input_stmt&gt; | <text:s/>&lt;output_stmt&gt; | &lt;function_stmt&gt;<text:s/>| &lt;empty_stmt&gt;</text:p>
      <text:p text:style-name="Standard"/>
      <text:p text:style-name="Standard">&lt;empty_stmt&gt;::= ”;”</text:p>
      <text:p text:style-name="Standard"/>
      <text:p text:style-name="Standard">&lt;identifier&gt; ::= &lt;identifier&gt;&lt;letter&gt; | &lt;letter&gt; | &lt;identifier&gt;&lt;digit&gt;</text:p>
      <text:p text:style-name="Standard"/>
      <text:p text:style-name="Standard">&lt;letter&gt; ::= _ | a | b | c | d | e .. | A | B | C ...</text:p>
      <text:p text:style-name="Standard"/>
      <text:p text:style-name="Standard">&lt;digit&gt; <text:s/>::= 0 | 1 | 2 | 3<text:s/>…</text:p>
      <text:p text:style-name="Standard"/>
      <text:p text:style-name="Standard">&lt;assn_stmt&gt;<text:s/>::=<text:s/>&lt;identifier&gt; = &lt;expression&gt;<text:s/>;</text:p>
      <text:p text:style-name="Standard"/>
      <text:p text:style-name="Standard"/>
      <text:p text:style-name="Standard">&lt;expression&gt; ::=<text:s/><text:s/>&lt;expression&gt; &lt;lo_operator&gt; &lt;term&gt;<text:s text:c="2"/>| &lt;term&gt;</text:p>
      <text:p text:style-name="Standard"><text:tab/><text:tab/></text:p>
      <text:p text:style-name="Standard"/>
      <text:p text:style-name="Standard">&lt;term&gt;::=<text:s/><text:s/>&lt;term&gt; &lt;hi_operator&gt; &lt;factor&gt; | &lt;factor&gt;</text:p>
      <text:p text:style-name="Standard">&lt;factor&gt;::=<text:s/>(&lt;expression&gt;) | &lt;identifier&gt; |</text:p>
      <text:p text:style-name="Standard"><text:tab/><text:tab/><text:s text:c="5"/>&lt;const&gt; |</text:p>
      <text:p text:style-name="Standard"><text:tab/><text:tab/><text:s text:c="5"/>&lt;function_call&gt; |</text:p>
      <text:p text:style-name="Standard"><text:tab/><text:tab/><text:s text:c="5"/>&lt;builtin_variable&gt; |</text:p>
      <text:p text:style-name="Standard"><text:tab/><text:tab/><text:s text:c="5"/>&lt;bool_expression&gt; |</text:p>
      <text:p text:style-name="Standard"/>
      <text:p text:style-name="Standard">// we need to go deeper (çılgınız lan biz)</text:p>
      <text:p text:style-name="Standard"/>
      <text:p text:style-name="Standard">&lt;hi_operator&gt; ::= * | /</text:p>
      <text:p text:style-name="Standard">&lt;lo_operator&gt;<text:s/><text:s/>::= + | -<text:s/></text:p>
      <text:p text:style-name="Standard"/>
      <text:p text:style-name="P6">&lt;const&gt; ::=<text:s/>&lt;signed<text:s/>float&gt;</text:p>
      <text:p text:style-name="Standard"/>
      <text:p text:style-name="Standard">&lt;bool_expression&gt; ::= &lt;expression&gt; &lt;relational_op&gt; &lt;expression&gt; |</text:p>
      <text:p text:style-name="Standard"><text:tab/><text:tab/><text:tab/><text:s text:c="2"/>&lt;expression&gt;</text:p>
      <text:p text:style-name="Standard"/>
      <text:p text:style-name="Standard"><text:s/>&lt;relational_op&gt; ::= &lt; | &gt; | == | != | &lt;= | &gt;=</text:p>
      <text:p text:style-name="Standard"/>
      <text:p text:style-name="Standard">&lt;if_stmt&gt; ::= if (&lt;bool_expression&gt;) {&lt;stmts&gt;} |</text:p>
      <text:p text:style-name="Standard"><text:tab/><text:s text:c="11"/>if (&lt;bool_expression&gt;) {&lt;stmts&gt;} else {&lt;stmts&gt;}</text:p>
      <text:p text:style-name="Standard"/>
      <text:p text:style-name="Standard">&lt;for_stmt&gt; ::= for (&lt;assn_stmt&gt;; &lt;bool_expression&gt;; &lt;stmt&gt;) {&lt;stmts&gt;}</text:p>
      <text:p text:style-name="Standard">&lt;while_stmt&gt; ::= while (&lt;bool_expression&gt;) {&lt;stmts&gt;}</text:p>
      <text:p text:style-name="Standard">&lt;do_while_stmt&gt; ::= do {&lt;stmts&gt;} while (&lt;bool_expression&gt;)<text:s/>;</text:p>
      <text:p text:style-name="Standard"/>
      <text:p text:style-name="Standard">&lt;input_stmt&gt; ::= __scan(&lt;identifier&gt;);</text:p>
      <text:soft-page-break/>
      <text:p text:style-name="Standard">&lt;output_stmt&gt; ::= __print(&lt;expression&gt;);</text:p>
      <text:p text:style-name="Standard"/>
      <text:p text:style-name="Standard">&lt;function_definition&gt; ::= func &lt;function_identifier&gt;(&lt;arguments&gt;) {&lt;stmts&gt;}</text:p>
      <text:p text:style-name="Standard">&lt;function_identifier&gt; ::= &lt;identifier&gt;</text:p>
      <text:p text:style-name="Standard">&lt;function_arguments&gt; ::= &lt;identifier&gt; |</text:p>
      <text:p text:style-name="Standard"><text:tab/><text:tab/><text:s text:c="4"/>&lt;identifier&gt;, &lt;arguments&gt;</text:p>
      <text:p text:style-name="Standard">&lt;user_function_call&gt; ::= &lt;function_identifier&gt;(&lt;arguments&gt;)</text:p>
      <text:p text:style-name="Standard">&lt;function_call&gt; ::= &lt;user_function_call&gt; | &lt;builtin_function&gt;</text:p>
      <text:p text:style-name="Standard">&lt;function_stmt&gt; ::= &lt;function_call&gt;<text:s/>;<text:s/></text:p>
      <text:p text:style-name="Standard">&lt;return_stmt&gt; ::= return &lt;expression&gt;</text:p>
      <text:p text:style-name="Standard"/>
      <text:p text:style-name="Standard">&lt;comment&gt; ::= /* &lt;string&gt; */</text:p>
      <text:p text:style-name="Standard">&lt;string&gt; ::= &lt;string&gt;&lt;char&gt; | &lt;char&gt; | &lt;empty&gt;</text:p>
      <text:p text:style-name="Standard"><text:span text:style-name="T7">&lt;char&gt;<text:s/></text:span>::= any character</text:p>
      <text:p text:style-name="Standard">&lt;empty&gt; ::= “”</text:p>
      <text:p text:style-name="Standard"/>
      <text:p text:style-name="Standard">&lt;builtin_variable&gt; ::= __incline | __altitude | __temperature |</text:p>
      <text:p text:style-name="Standard"><text:tab/><text:tab/><text:tab/>__acceleration |<text:s/>__connection</text:p>
      <text:p text:style-name="Standard"/>
      <text:p text:style-name="Standard">&lt;builtin_function&gt; ::= __switch_camera() | __take_picture() |</text:p>
      <text:p text:style-name="Standard"><text:tab/><text:tab/><text:tab/><text:s/>__timer_start() | __timer_stop() | __timer_time() |</text:p>
      <text:p text:style-name="Standard"><text:tab/><text:tab/><text:tab/>__connect() | __disconnect(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ril Canbulan</dc:creator>
    <meta:creation-date>2020-10-14T14:40:00Z</meta:creation-date>
    <dc:date>2020-10-15T18:19:00Z</dc:date>
    <meta:template xlink:href="Normal.dotm" xlink:type="simple"/>
    <meta:editing-cycles>3</meta:editing-cycles>
    <meta:editing-duration>PT10440S</meta:editing-duration>
    <meta:document-statistic meta:page-count="2" meta:paragraph-count="4" meta:word-count="320" meta:character-count="2145" meta:row-count="15" meta:non-whitespace-character-count="1829"/>
  </office:meta>
</office:document-meta>
</file>